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2" office:value-type="string" calcext:value-type="string">
            <text:p>Croisé par : Départements X Typologie Mutuelles X Typologie Mutuelles détaillée X Type d’emploi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2">
          <table:table-cell table:style-name="ce4"/>
          <table:table-cell table:number-columns-repeated="2"/>
          <table:table-cell table:style-name="ce9"/>
          <table:table-cell table:number-columns-repeated="2"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Typologie Mutuelles</text:p>
          </table:table-cell>
          <table:table-cell table:style-name="ce8" office:value-type="string" calcext:value-type="string">
            <text:p>Typologie Mutuelles détaillée</text:p>
          </table:table-cell>
          <table:table-cell table:style-name="ce8" office:value-type="string" calcext:value-type="string">
            <text:p>Type d’emploi</text:p>
          </table:table-cell>
          <table:table-cell table:style-name="ce10" office:value-type="string" calcext:value-type="string">
            <text:p>Nombre de poste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2915" calcext:value-type="float">
            <text:p>132 915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39" calcext:value-type="float">
            <text:p>2 539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13" calcext:value-type="float">
            <text:p>91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9331" calcext:value-type="float">
            <text:p>129 33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23" calcext:value-type="float">
            <text:p>7 02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0750" calcext:value-type="float">
            <text:p>80 75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291" calcext:value-type="float">
            <text:p>14 29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5" calcext:value-type="float">
            <text:p>115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888" calcext:value-type="float">
            <text:p>6 88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57" calcext:value-type="float">
            <text:p>1 55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73" calcext:value-type="float">
            <text:p>67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8464" calcext:value-type="float">
            <text:p>78 46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28" calcext:value-type="float">
            <text:p>52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76" calcext:value-type="float">
            <text:p>13 67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314" calcext:value-type="float">
            <text:p>21 31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820" calcext:value-type="float">
            <text:p>82 82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91" calcext:value-type="float">
            <text:p>6 89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890" calcext:value-type="float">
            <text:p>21 89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43" calcext:value-type="float">
            <text:p>64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564" calcext:value-type="float">
            <text:p>20 56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96" calcext:value-type="float">
            <text:p>1 59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98" calcext:value-type="float">
            <text:p>69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470" calcext:value-type="float">
            <text:p>80 47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0" calcext:value-type="float">
            <text:p>14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42" calcext:value-type="float">
            <text:p>6 642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0" calcext:value-type="float">
            <text:p>16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655" calcext:value-type="float">
            <text:p>21 655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23" calcext:value-type="float">
            <text:p>7 02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291" calcext:value-type="float">
            <text:p>14 29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0750" calcext:value-type="float">
            <text:p>80 75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5" calcext:value-type="float">
            <text:p>115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888" calcext:value-type="float">
            <text:p>6 88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28" calcext:value-type="float">
            <text:p>52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76" calcext:value-type="float">
            <text:p>13 67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57" calcext:value-type="float">
            <text:p>1 55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73" calcext:value-type="float">
            <text:p>67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8464" calcext:value-type="float">
            <text:p>78 46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51" calcext:value-type="float">
            <text:p>851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58" calcext:value-type="float">
            <text:p>358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79" calcext:value-type="float">
            <text:p>579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2" calcext:value-type="float">
            <text:p>222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15" calcext:value-type="float">
            <text:p>1 315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77" calcext:value-type="float">
            <text:p>777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36" calcext:value-type="float">
            <text:p>336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3" calcext:value-type="float">
            <text:p>83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02" calcext:value-type="float">
            <text:p>402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39" calcext:value-type="float">
            <text:p>339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16" calcext:value-type="float">
            <text:p>916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655" calcext:value-type="float">
            <text:p>3 655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80" calcext:value-type="float">
            <text:p>1 380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2" calcext:value-type="float">
            <text:p>202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56" calcext:value-type="float">
            <text:p>956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69" calcext:value-type="float">
            <text:p>869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79" calcext:value-type="float">
            <text:p>479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61" calcext:value-type="float">
            <text:p>361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836" calcext:value-type="float">
            <text:p>3 836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13" calcext:value-type="float">
            <text:p>1 213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87" calcext:value-type="float">
            <text:p>487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90" calcext:value-type="float">
            <text:p>190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05" calcext:value-type="float">
            <text:p>1 405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650" calcext:value-type="float">
            <text:p>2 650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43" calcext:value-type="float">
            <text:p>243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21" calcext:value-type="float">
            <text:p>2 321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55" calcext:value-type="float">
            <text:p>255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9" calcext:value-type="float">
            <text:p>309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43" calcext:value-type="float">
            <text:p>843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609" calcext:value-type="float">
            <text:p>2 609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33" calcext:value-type="float">
            <text:p>233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489" calcext:value-type="float">
            <text:p>3 489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294" calcext:value-type="float">
            <text:p>4 294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563" calcext:value-type="float">
            <text:p>2 563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00" calcext:value-type="float">
            <text:p>300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067" calcext:value-type="float">
            <text:p>2 067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005" calcext:value-type="float">
            <text:p>4 005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37" calcext:value-type="float">
            <text:p>537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53" calcext:value-type="float">
            <text:p>253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76" calcext:value-type="float">
            <text:p>476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895" calcext:value-type="float">
            <text:p>2 895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25" calcext:value-type="float">
            <text:p>225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189" calcext:value-type="float">
            <text:p>4 189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696" calcext:value-type="float">
            <text:p>1 696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14" calcext:value-type="float">
            <text:p>414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50" calcext:value-type="float">
            <text:p>750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466" calcext:value-type="float">
            <text:p>2 466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88" calcext:value-type="float">
            <text:p>188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71" calcext:value-type="float">
            <text:p>971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83" calcext:value-type="float">
            <text:p>183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48" calcext:value-type="float">
            <text:p>448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97" calcext:value-type="float">
            <text:p>1 497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404" calcext:value-type="float">
            <text:p>2 404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33" calcext:value-type="float">
            <text:p>533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12" calcext:value-type="float">
            <text:p>212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893" calcext:value-type="float">
            <text:p>2 893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50" calcext:value-type="float">
            <text:p>950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19" calcext:value-type="float">
            <text:p>319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38" calcext:value-type="float">
            <text:p>1 338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170" calcext:value-type="float">
            <text:p>1 170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43" calcext:value-type="float">
            <text:p>943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468" calcext:value-type="float">
            <text:p>468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02" calcext:value-type="float">
            <text:p>702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42" calcext:value-type="float">
            <text:p>1 342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110" calcext:value-type="float">
            <text:p>1 110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688" calcext:value-type="float">
            <text:p>3 688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65" calcext:value-type="float">
            <text:p>265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29" calcext:value-type="float">
            <text:p>1 029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10" calcext:value-type="float">
            <text:p>610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31" calcext:value-type="float">
            <text:p>531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46" calcext:value-type="float">
            <text:p>1 046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4020" calcext:value-type="float">
            <text:p>14 020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768" calcext:value-type="float">
            <text:p>3 768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15" calcext:value-type="float">
            <text:p>1 215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728" calcext:value-type="float">
            <text:p>1 728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529" calcext:value-type="float">
            <text:p>7 529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23" calcext:value-type="float">
            <text:p>323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212" calcext:value-type="float">
            <text:p>1 212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50" calcext:value-type="float">
            <text:p>650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685" calcext:value-type="float">
            <text:p>1 685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726" calcext:value-type="float">
            <text:p>726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21" calcext:value-type="float">
            <text:p>1 021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013" calcext:value-type="float">
            <text:p>1 013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65" calcext:value-type="float">
            <text:p>965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67" calcext:value-type="float">
            <text:p>367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01" calcext:value-type="float">
            <text:p>501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338" calcext:value-type="float">
            <text:p>338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833" calcext:value-type="float">
            <text:p>833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819" calcext:value-type="float">
            <text:p>2 819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1312" calcext:value-type="float">
            <text:p>1 312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915" calcext:value-type="float">
            <text:p>915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31" calcext:value-type="float">
            <text:p>531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292" calcext:value-type="float">
            <text:p>292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505" calcext:value-type="float">
            <text:p>505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3" table:style-name="ce6" office:value-type="string" calcext:value-type="string">
            <text:p>Ensemble</text:p>
          </table:table-cell>
          <table:table-cell table:style-name="ce11" office:value-type="float" office:value="687" calcext:value-type="float">
            <text:p>687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7" calcext:value-type="float">
            <text:p>567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5" calcext:value-type="float">
            <text:p>215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80" calcext:value-type="float">
            <text:p>1 280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47" calcext:value-type="float">
            <text:p>747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" calcext:value-type="float">
            <text:p>79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5" calcext:value-type="float">
            <text:p>395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2" calcext:value-type="float">
            <text:p>322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6" calcext:value-type="float">
            <text:p>896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9" calcext:value-type="float">
            <text:p>89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51" calcext:value-type="float">
            <text:p>3 551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59" calcext:value-type="float">
            <text:p>1 359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13" calcext:value-type="float">
            <text:p>913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50" calcext:value-type="float">
            <text:p>850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8" calcext:value-type="float">
            <text:p>468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46" calcext:value-type="float">
            <text:p>3 746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7" calcext:value-type="float">
            <text:p>1 197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4" calcext:value-type="float">
            <text:p>484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2" calcext:value-type="float">
            <text:p>182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3" calcext:value-type="float">
            <text:p>1 363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612" calcext:value-type="float">
            <text:p>2 612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4" calcext:value-type="float">
            <text:p>234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67" calcext:value-type="float">
            <text:p>2 267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2" calcext:value-type="float">
            <text:p>252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06" calcext:value-type="float">
            <text:p>306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9" calcext:value-type="float">
            <text:p>819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97" calcext:value-type="float">
            <text:p>2 497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7" calcext:value-type="float">
            <text:p>227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433" calcext:value-type="float">
            <text:p>3 433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221" calcext:value-type="float">
            <text:p>4 221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02" calcext:value-type="float">
            <text:p>2 502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7" calcext:value-type="float">
            <text:p>277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07" calcext:value-type="float">
            <text:p>2 007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21" calcext:value-type="float">
            <text:p>3 921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6" calcext:value-type="float">
            <text:p>516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2" calcext:value-type="float">
            <text:p>242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8" calcext:value-type="float">
            <text:p>468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45" calcext:value-type="float">
            <text:p>2 845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97" calcext:value-type="float">
            <text:p>4 097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57" calcext:value-type="float">
            <text:p>1 657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5" calcext:value-type="float">
            <text:p>395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30" calcext:value-type="float">
            <text:p>730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13" calcext:value-type="float">
            <text:p>2 313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45" calcext:value-type="float">
            <text:p>945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4" calcext:value-type="float">
            <text:p>174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37" calcext:value-type="float">
            <text:p>437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57" calcext:value-type="float">
            <text:p>1 457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2" calcext:value-type="float">
            <text:p>122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44" calcext:value-type="float">
            <text:p>2 344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21" calcext:value-type="float">
            <text:p>521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4" calcext:value-type="float">
            <text:p>204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37" calcext:value-type="float">
            <text:p>2 837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26" calcext:value-type="float">
            <text:p>926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4" calcext:value-type="float">
            <text:p>314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12" calcext:value-type="float">
            <text:p>1 312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41" calcext:value-type="float">
            <text:p>1 141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36" calcext:value-type="float">
            <text:p>936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8" calcext:value-type="float">
            <text:p>458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92" calcext:value-type="float">
            <text:p>692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11" calcext:value-type="float">
            <text:p>1 311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00" calcext:value-type="float">
            <text:p>1 100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6" calcext:value-type="float">
            <text:p>126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29" calcext:value-type="float">
            <text:p>3 529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3" calcext:value-type="float">
            <text:p>253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3" calcext:value-type="float">
            <text:p>1 013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96" calcext:value-type="float">
            <text:p>596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23" calcext:value-type="float">
            <text:p>523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6" calcext:value-type="float">
            <text:p>1 016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6" calcext:value-type="float">
            <text:p>216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37" calcext:value-type="float">
            <text:p>137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35" calcext:value-type="float">
            <text:p>13 635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7" calcext:value-type="float">
            <text:p>77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69" calcext:value-type="float">
            <text:p>3 669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1" calcext:value-type="float">
            <text:p>1 191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83" calcext:value-type="float">
            <text:p>1 583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6" calcext:value-type="float">
            <text:p>176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49" calcext:value-type="float">
            <text:p>7 249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8" calcext:value-type="float">
            <text:p>1 198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34" calcext:value-type="float">
            <text:p>634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9" calcext:value-type="float">
            <text:p>39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46" calcext:value-type="float">
            <text:p>1 646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0" calcext:value-type="float">
            <text:p>720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0" calcext:value-type="float">
            <text:p>1 000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59" calcext:value-type="float">
            <text:p>959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49" calcext:value-type="float">
            <text:p>949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1" calcext:value-type="float">
            <text:p>361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5" calcext:value-type="float">
            <text:p>485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89" calcext:value-type="float">
            <text:p>789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32" calcext:value-type="float">
            <text:p>2 732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02" calcext:value-type="float">
            <text:p>1 302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92" calcext:value-type="float">
            <text:p>892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09" calcext:value-type="float">
            <text:p>509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8" calcext:value-type="float">
            <text:p>288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4" calcext:value-type="float">
            <text:p>494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4" calcext:value-type="float">
            <text:p>664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2" calcext:value-type="float">
            <text:p>362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20" calcext:value-type="float">
            <text:p>2 520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5" calcext:value-type="float">
            <text:p>485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3" calcext:value-type="float">
            <text:p>383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9" calcext:value-type="float">
            <text:p>219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30" calcext:value-type="float">
            <text:p>1 230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7" calcext:value-type="float">
            <text:p>857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47" calcext:value-type="float">
            <text:p>1 047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2" calcext:value-type="float">
            <text:p>722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1" calcext:value-type="float">
            <text:p>281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4" calcext:value-type="float">
            <text:p>364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09" calcext:value-type="float">
            <text:p>909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8" calcext:value-type="float">
            <text:p>868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4" calcext:value-type="float">
            <text:p>644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2" calcext:value-type="float">
            <text:p>172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2" calcext:value-type="float">
            <text:p>492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1" calcext:value-type="float">
            <text:p>71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0" calcext:value-type="float">
            <text:p>130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99" calcext:value-type="float">
            <text:p>1 899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45" calcext:value-type="float">
            <text:p>2 245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32" calcext:value-type="float">
            <text:p>1 932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7" calcext:value-type="float">
            <text:p>847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1" calcext:value-type="float">
            <text:p>91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3" calcext:value-type="float">
            <text:p>423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26" calcext:value-type="float">
            <text:p>1 026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8" calcext:value-type="float">
            <text:p>618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4" calcext:value-type="float">
            <text:p>134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5" calcext:value-type="float">
            <text:p>355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97" calcext:value-type="float">
            <text:p>1 297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9" calcext:value-type="float">
            <text:p>539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7" calcext:value-type="float">
            <text:p>687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2" calcext:value-type="float">
            <text:p>382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0" calcext:value-type="float">
            <text:p>220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7" calcext:value-type="float">
            <text:p>637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1" calcext:value-type="float">
            <text:p>861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45" calcext:value-type="float">
            <text:p>1 045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0" calcext:value-type="float">
            <text:p>410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88" calcext:value-type="float">
            <text:p>1 088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2" calcext:value-type="float">
            <text:p>682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9" calcext:value-type="float">
            <text:p>159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6" calcext:value-type="float">
            <text:p>476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3" calcext:value-type="float">
            <text:p>143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305" calcext:value-type="float">
            <text:p>10 305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56" calcext:value-type="float">
            <text:p>3 256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75" calcext:value-type="float">
            <text:p>575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04" calcext:value-type="float">
            <text:p>7 404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0" calcext:value-type="float">
            <text:p>470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8" calcext:value-type="float">
            <text:p>218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5" calcext:value-type="float">
            <text:p>285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8" calcext:value-type="float">
            <text:p>158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8" calcext:value-type="float">
            <text:p>418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94" calcext:value-type="float">
            <text:p>2 194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0" calcext:value-type="float">
            <text:p>280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5" calcext:value-type="float">
            <text:p>505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7" calcext:value-type="float">
            <text:p>657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7" calcext:value-type="float">
            <text:p>147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35" calcext:value-type="float">
            <text:p>2 435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4" calcext:value-type="float">
            <text:p>374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4" calcext:value-type="float">
            <text:p>1 214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8" calcext:value-type="float">
            <text:p>838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2" calcext:value-type="float">
            <text:p>1 002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6" calcext:value-type="float">
            <text:p>706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1" calcext:value-type="float">
            <text:p>281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7" calcext:value-type="float">
            <text:p>357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3" calcext:value-type="float">
            <text:p>843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" calcext:value-type="float">
            <text:p>163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7" calcext:value-type="float">
            <text:p>487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0" calcext:value-type="float">
            <text:p>380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" calcext:value-type="float">
            <text:p>79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" calcext:value-type="float">
            <text:p>71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7" calcext:value-type="float">
            <text:p>127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53" calcext:value-type="float">
            <text:p>1 853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95" calcext:value-type="float">
            <text:p>1 895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" calcext:value-type="float">
            <text:p>84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4" calcext:value-type="float">
            <text:p>404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70" calcext:value-type="float">
            <text:p>1 170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" calcext:value-type="float">
            <text:p>142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12" calcext:value-type="float">
            <text:p>612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" calcext:value-type="float">
            <text:p>151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5" calcext:value-type="float">
            <text:p>845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24" calcext:value-type="float">
            <text:p>1 024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1" calcext:value-type="float">
            <text:p>401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0" calcext:value-type="float">
            <text:p>1 060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3" calcext:value-type="float">
            <text:p>673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8" calcext:value-type="float">
            <text:p>468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9" calcext:value-type="float">
            <text:p>139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979" calcext:value-type="float">
            <text:p>9 979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66" calcext:value-type="float">
            <text:p>3 166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1" calcext:value-type="float">
            <text:p>561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2" calcext:value-type="float">
            <text:p>172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33" calcext:value-type="float">
            <text:p>7 133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20" calcext:value-type="float">
            <text:p>2 120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6" calcext:value-type="float">
            <text:p>276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4" calcext:value-type="float">
            <text:p>494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4" calcext:value-type="float">
            <text:p>374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9" calcext:value-type="float">
            <text:p>309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7" calcext:value-type="float">
            <text:p>477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5" calcext:value-type="float">
            <text:p>155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7" calcext:value-type="float">
            <text:p>867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2" calcext:value-type="float">
            <text:p>492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5" calcext:value-type="float">
            <text:p>185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" calcext:value-type="float">
            <text:p>83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7" calcext:value-type="float">
            <text:p>137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5" calcext:value-type="float">
            <text:p>85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0" calcext:value-type="float">
            <text:p>240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7" calcext:value-type="float">
            <text:p>237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" calcext:value-type="float">
            <text:p>73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5" calcext:value-type="float">
            <text:p>485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1" calcext:value-type="float">
            <text:p>331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72" calcext:value-type="float">
            <text:p>2 672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3" calcext:value-type="float">
            <text:p>103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9" calcext:value-type="float">
            <text:p>549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25" calcext:value-type="float">
            <text:p>625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5" calcext:value-type="float">
            <text:p>485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9" calcext:value-type="float">
            <text:p>179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7" calcext:value-type="float">
            <text:p>427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3" calcext:value-type="float">
            <text:p>383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4" calcext:value-type="float">
            <text:p>604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9" calcext:value-type="float">
            <text:p>219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77" calcext:value-type="float">
            <text:p>2 277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57" calcext:value-type="float">
            <text:p>857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5" calcext:value-type="float">
            <text:p>505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7" calcext:value-type="float">
            <text:p>197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1" calcext:value-type="float">
            <text:p>281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2" calcext:value-type="float">
            <text:p>722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9" calcext:value-type="float">
            <text:p>169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9" calcext:value-type="float">
            <text:p>129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0" calcext:value-type="float">
            <text:p>170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35" calcext:value-type="float">
            <text:p>535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5" calcext:value-type="float">
            <text:p>375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5" calcext:value-type="float">
            <text:p>435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53" calcext:value-type="float">
            <text:p>1 553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8" calcext:value-type="float">
            <text:p>868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5" calcext:value-type="float">
            <text:p>175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2" calcext:value-type="float">
            <text:p>172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2" calcext:value-type="float">
            <text:p>892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88" calcext:value-type="float">
            <text:p>1 188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9" calcext:value-type="float">
            <text:p>109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3" calcext:value-type="float">
            <text:p>163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5" calcext:value-type="float">
            <text:p>385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0" calcext:value-type="float">
            <text:p>200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7" calcext:value-type="float">
            <text:p>277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29" calcext:value-type="float">
            <text:p>2 029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9" calcext:value-type="float">
            <text:p>239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9" calcext:value-type="float">
            <text:p>169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59" calcext:value-type="float">
            <text:p>2 259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5" calcext:value-type="float">
            <text:p>215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46" calcext:value-type="float">
            <text:p>84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3" calcext:value-type="float">
            <text:p>893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43" calcext:value-type="float">
            <text:p>1 943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9" calcext:value-type="float">
            <text:p>469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89" calcext:value-type="float">
            <text:p>989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14" calcext:value-type="float">
            <text:p>1 314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1" calcext:value-type="float">
            <text:p>221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4" calcext:value-type="float">
            <text:p>514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83" calcext:value-type="float">
            <text:p>1 083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8" calcext:value-type="float">
            <text:p>178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2" calcext:value-type="float">
            <text:p>292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45" calcext:value-type="float">
            <text:p>1 245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43" calcext:value-type="float">
            <text:p>1 043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1" calcext:value-type="float">
            <text:p>181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36" calcext:value-type="float">
            <text:p>1 536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5" calcext:value-type="float">
            <text:p>175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6" calcext:value-type="float">
            <text:p>156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1" calcext:value-type="float">
            <text:p>151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3" calcext:value-type="float">
            <text:p>673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77" calcext:value-type="float">
            <text:p>1 277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5" calcext:value-type="float">
            <text:p>125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20" calcext:value-type="float">
            <text:p>820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4" calcext:value-type="float">
            <text:p>134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52" calcext:value-type="float">
            <text:p>1 652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6" calcext:value-type="float">
            <text:p>1 746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5" calcext:value-type="float">
            <text:p>175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6" calcext:value-type="float">
            <text:p>616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22" calcext:value-type="float">
            <text:p>1 422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7" calcext:value-type="float">
            <text:p>97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45" calcext:value-type="float">
            <text:p>645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26" calcext:value-type="float">
            <text:p>1 226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08" calcext:value-type="float">
            <text:p>908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6" calcext:value-type="float">
            <text:p>186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47" calcext:value-type="float">
            <text:p>847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2" calcext:value-type="float">
            <text:p>162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2" calcext:value-type="float">
            <text:p>382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26" calcext:value-type="float">
            <text:p>1 226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7" calcext:value-type="float">
            <text:p>107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57" calcext:value-type="float">
            <text:p>857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53" calcext:value-type="float">
            <text:p>753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5" calcext:value-type="float">
            <text:p>485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51" calcext:value-type="float">
            <text:p>2 351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1" calcext:value-type="float">
            <text:p>861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8" calcext:value-type="float">
            <text:p>148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45" calcext:value-type="float">
            <text:p>1 045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3" calcext:value-type="float">
            <text:p>143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1" calcext:value-type="float">
            <text:p>181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76" calcext:value-type="float">
            <text:p>876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7" calcext:value-type="float">
            <text:p>727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0" calcext:value-type="float">
            <text:p>240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0" calcext:value-type="float">
            <text:p>410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07" calcext:value-type="float">
            <text:p>1 107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5" calcext:value-type="float">
            <text:p>165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82" calcext:value-type="float">
            <text:p>682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0" calcext:value-type="float">
            <text:p>360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71" calcext:value-type="float">
            <text:p>3 371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4" calcext:value-type="float">
            <text:p>164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5" calcext:value-type="float">
            <text:p>115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9" calcext:value-type="float">
            <text:p>159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8" calcext:value-type="float">
            <text:p>408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7" calcext:value-type="float">
            <text:p>517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6" calcext:value-type="float">
            <text:p>476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9" calcext:value-type="float">
            <text:p>459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1" calcext:value-type="float">
            <text:p>581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7" calcext:value-type="float">
            <text:p>147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8" calcext:value-type="float">
            <text:p>318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6" calcext:value-type="float">
            <text:p>206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448" calcext:value-type="float">
            <text:p>10 448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7" calcext:value-type="float">
            <text:p>177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89" calcext:value-type="float">
            <text:p>3 189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7" calcext:value-type="float">
            <text:p>197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68" calcext:value-type="float">
            <text:p>3 268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7" calcext:value-type="float">
            <text:p>587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49" calcext:value-type="float">
            <text:p>749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404" calcext:value-type="float">
            <text:p>7 404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8" calcext:value-type="float">
            <text:p>258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2" calcext:value-type="float">
            <text:p>122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4" calcext:value-type="float">
            <text:p>484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2" calcext:value-type="float">
            <text:p>222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7" calcext:value-type="float">
            <text:p>317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9" calcext:value-type="float">
            <text:p>639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14" calcext:value-type="float">
            <text:p>514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5" calcext:value-type="float">
            <text:p>165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66" calcext:value-type="float">
            <text:p>466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0" calcext:value-type="float">
            <text:p>380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0" calcext:value-type="float">
            <text:p>590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8" calcext:value-type="float">
            <text:p>418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4" calcext:value-type="float">
            <text:p>244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0" calcext:value-type="float">
            <text:p>140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3" calcext:value-type="float">
            <text:p>163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9" calcext:value-type="float">
            <text:p>239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9" calcext:value-type="float">
            <text:p>279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3" calcext:value-type="float">
            <text:p>173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6" calcext:value-type="float">
            <text:p>156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6" calcext:value-type="float">
            <text:p>576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05" calcext:value-type="float">
            <text:p>2 405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6" calcext:value-type="float">
            <text:p>596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59" calcext:value-type="float">
            <text:p>859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5" calcext:value-type="float">
            <text:p>335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5" calcext:value-type="float">
            <text:p>185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ANTE HUMAINE (QA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0" calcext:value-type="float">
            <text:p>280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5" calcext:value-type="float">
            <text:p>505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7" calcext:value-type="float">
            <text:p>657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2" calcext:value-type="float">
            <text:p>362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6" calcext:value-type="float">
            <text:p>466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6" calcext:value-type="float">
            <text:p>846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5" calcext:value-type="float">
            <text:p>465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" calcext:value-type="float">
            <text:p>83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0" calcext:value-type="float">
            <text:p>130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4" calcext:value-type="float">
            <text:p>234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6" calcext:value-type="float">
            <text:p>226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" calcext:value-type="float">
            <text:p>67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2" calcext:value-type="float">
            <text:p>472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6" calcext:value-type="float">
            <text:p>76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82" calcext:value-type="float">
            <text:p>2 582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18" calcext:value-type="float">
            <text:p>618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8" calcext:value-type="float">
            <text:p>398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4" calcext:value-type="float">
            <text:p>374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89" calcext:value-type="float">
            <text:p>589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7" calcext:value-type="float">
            <text:p>317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16" calcext:value-type="float">
            <text:p>2 216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8" calcext:value-type="float">
            <text:p>838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1" calcext:value-type="float">
            <text:p>281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6" calcext:value-type="float">
            <text:p>706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9" calcext:value-type="float">
            <text:p>169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9" calcext:value-type="float">
            <text:p>129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5" calcext:value-type="float">
            <text:p>165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4" calcext:value-type="float">
            <text:p>514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8" calcext:value-type="float">
            <text:p>368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26" calcext:value-type="float">
            <text:p>426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42" calcext:value-type="float">
            <text:p>1 542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3" calcext:value-type="float">
            <text:p>843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" calcext:value-type="float">
            <text:p>163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9" calcext:value-type="float">
            <text:p>39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67" calcext:value-type="float">
            <text:p>867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62" calcext:value-type="float">
            <text:p>1 162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" calcext:value-type="float">
            <text:p>79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1" calcext:value-type="float">
            <text:p>51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9" calcext:value-type="float">
            <text:p>109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8" calcext:value-type="float">
            <text:p>158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1" calcext:value-type="float">
            <text:p>381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0" calcext:value-type="float">
            <text:p>200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47" calcext:value-type="float">
            <text:p>47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0" calcext:value-type="float">
            <text:p>230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80" calcext:value-type="float">
            <text:p>1 980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18" calcext:value-type="float">
            <text:p>2 218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77" calcext:value-type="float">
            <text:p>877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06" calcext:value-type="float">
            <text:p>1 90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6" calcext:value-type="float">
            <text:p>45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82" calcext:value-type="float">
            <text:p>982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70" calcext:value-type="float">
            <text:p>1 270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3" calcext:value-type="float">
            <text:p>203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8" calcext:value-type="float">
            <text:p>488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59" calcext:value-type="float">
            <text:p>1 059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1" calcext:value-type="float">
            <text:p>171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9" calcext:value-type="float">
            <text:p>289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24" calcext:value-type="float">
            <text:p>1 224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0" calcext:value-type="float">
            <text:p>1 010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9" calcext:value-type="float">
            <text:p>169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8" calcext:value-type="float">
            <text:p>1 518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7" calcext:value-type="float">
            <text:p>147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67" calcext:value-type="float">
            <text:p>667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43" calcext:value-type="float">
            <text:p>1 243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6" calcext:value-type="float">
            <text:p>816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23" calcext:value-type="float">
            <text:p>1 623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88" calcext:value-type="float">
            <text:p>1 688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83" calcext:value-type="float">
            <text:p>1 383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7" calcext:value-type="float">
            <text:p>97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" calcext:value-type="float">
            <text:p>151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28" calcext:value-type="float">
            <text:p>628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01" calcext:value-type="float">
            <text:p>1 101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85" calcext:value-type="float">
            <text:p>885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1" calcext:value-type="float">
            <text:p>141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6" calcext:value-type="float">
            <text:p>186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4" calcext:value-type="float">
            <text:p>824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3" calcext:value-type="float">
            <text:p>153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89" calcext:value-type="float">
            <text:p>1 189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18" calcext:value-type="float">
            <text:p>818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38" calcext:value-type="float">
            <text:p>738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3" calcext:value-type="float">
            <text:p>473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7" calcext:value-type="float">
            <text:p>147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299" calcext:value-type="float">
            <text:p>2 299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5" calcext:value-type="float">
            <text:p>845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24" calcext:value-type="float">
            <text:p>1 024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5" calcext:value-type="float">
            <text:p>175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58" calcext:value-type="float">
            <text:p>858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9" calcext:value-type="float">
            <text:p>59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1" calcext:value-type="float">
            <text:p>721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4" calcext:value-type="float">
            <text:p>234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1" calcext:value-type="float">
            <text:p>401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" calcext:value-type="float">
            <text:p>37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79" calcext:value-type="float">
            <text:p>1 079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3" calcext:value-type="float">
            <text:p>673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15" calcext:value-type="float">
            <text:p>3 215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8" calcext:value-type="float">
            <text:p>468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" calcext:value-type="float">
            <text:p>142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4" calcext:value-type="float">
            <text:p>314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00" calcext:value-type="float">
            <text:p>200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90" calcext:value-type="float">
            <text:p>190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118" calcext:value-type="float">
            <text:p>10 118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8" calcext:value-type="float">
            <text:p>168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49" calcext:value-type="float">
            <text:p>3 149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77" calcext:value-type="float">
            <text:p>3 177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73" calcext:value-type="float">
            <text:p>573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2" calcext:value-type="float">
            <text:p>172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33" calcext:value-type="float">
            <text:p>7 133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77" calcext:value-type="float">
            <text:p>477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0" calcext:value-type="float">
            <text:p>310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37" calcext:value-type="float">
            <text:p>337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57" calcext:value-type="float">
            <text:p>457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69" calcext:value-type="float">
            <text:p>369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2" calcext:value-type="float">
            <text:p>552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11" calcext:value-type="float">
            <text:p>411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8" calcext:value-type="float">
            <text:p>238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0" calcext:value-type="float">
            <text:p>270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" calcext:value-type="float">
            <text:p>151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34" calcext:value-type="float">
            <text:p>534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324" calcext:value-type="float">
            <text:p>2 324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87" calcext:value-type="float">
            <text:p>587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7" calcext:value-type="float">
            <text:p>837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26" calcext:value-type="float">
            <text:p>326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74" calcext:value-type="float">
            <text:p>174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6" calcext:value-type="float">
            <text:p>276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4" calcext:value-type="float">
            <text:p>494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2" calcext:value-type="float">
            <text:p>362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20" calcext:value-type="float">
            <text:p>2 520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5" calcext:value-type="float">
            <text:p>485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3" calcext:value-type="float">
            <text:p>383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9" calcext:value-type="float">
            <text:p>219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30" calcext:value-type="float">
            <text:p>1 230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47" calcext:value-type="float">
            <text:p>1 047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7" calcext:value-type="float">
            <text:p>857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1" calcext:value-type="float">
            <text:p>281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2" calcext:value-type="float">
            <text:p>722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4" calcext:value-type="float">
            <text:p>364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09" calcext:value-type="float">
            <text:p>909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4" calcext:value-type="float">
            <text:p>644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8" calcext:value-type="float">
            <text:p>868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2" calcext:value-type="float">
            <text:p>172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2" calcext:value-type="float">
            <text:p>492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1" calcext:value-type="float">
            <text:p>71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0" calcext:value-type="float">
            <text:p>130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99" calcext:value-type="float">
            <text:p>1 899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45" calcext:value-type="float">
            <text:p>2 245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7" calcext:value-type="float">
            <text:p>847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32" calcext:value-type="float">
            <text:p>1 932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1" calcext:value-type="float">
            <text:p>91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3" calcext:value-type="float">
            <text:p>423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26" calcext:value-type="float">
            <text:p>1 026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8" calcext:value-type="float">
            <text:p>618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4" calcext:value-type="float">
            <text:p>134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5" calcext:value-type="float">
            <text:p>355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97" calcext:value-type="float">
            <text:p>1 297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9" calcext:value-type="float">
            <text:p>539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7" calcext:value-type="float">
            <text:p>687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2" calcext:value-type="float">
            <text:p>382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0" calcext:value-type="float">
            <text:p>220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7" calcext:value-type="float">
            <text:p>637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1" calcext:value-type="float">
            <text:p>861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45" calcext:value-type="float">
            <text:p>1 045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0" calcext:value-type="float">
            <text:p>410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88" calcext:value-type="float">
            <text:p>1 088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2" calcext:value-type="float">
            <text:p>682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9" calcext:value-type="float">
            <text:p>159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6" calcext:value-type="float">
            <text:p>476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3" calcext:value-type="float">
            <text:p>143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305" calcext:value-type="float">
            <text:p>10 305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56" calcext:value-type="float">
            <text:p>3 256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75" calcext:value-type="float">
            <text:p>575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04" calcext:value-type="float">
            <text:p>7 404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0" calcext:value-type="float">
            <text:p>470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8" calcext:value-type="float">
            <text:p>218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5" calcext:value-type="float">
            <text:p>285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8" calcext:value-type="float">
            <text:p>158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8" calcext:value-type="float">
            <text:p>418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94" calcext:value-type="float">
            <text:p>2 194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0" calcext:value-type="float">
            <text:p>280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5" calcext:value-type="float">
            <text:p>505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7" calcext:value-type="float">
            <text:p>657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7" calcext:value-type="float">
            <text:p>147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435" calcext:value-type="float">
            <text:p>2 435</text:p>
          </table:table-cell>
          <table:table-cell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74" calcext:value-type="float">
            <text:p>374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14" calcext:value-type="float">
            <text:p>1 214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02" calcext:value-type="float">
            <text:p>1 002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8" calcext:value-type="float">
            <text:p>838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81" calcext:value-type="float">
            <text:p>281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06" calcext:value-type="float">
            <text:p>706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57" calcext:value-type="float">
            <text:p>357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3" calcext:value-type="float">
            <text:p>843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63" calcext:value-type="float">
            <text:p>163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87" calcext:value-type="float">
            <text:p>487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0" calcext:value-type="float">
            <text:p>380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9" calcext:value-type="float">
            <text:p>79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" calcext:value-type="float">
            <text:p>71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7" calcext:value-type="float">
            <text:p>127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53" calcext:value-type="float">
            <text:p>1 853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95" calcext:value-type="float">
            <text:p>1 895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" calcext:value-type="float">
            <text:p>84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4" calcext:value-type="float">
            <text:p>404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170" calcext:value-type="float">
            <text:p>1 170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42" calcext:value-type="float">
            <text:p>142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12" calcext:value-type="float">
            <text:p>612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1" calcext:value-type="float">
            <text:p>151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845" calcext:value-type="float">
            <text:p>845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24" calcext:value-type="float">
            <text:p>1 024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01" calcext:value-type="float">
            <text:p>401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060" calcext:value-type="float">
            <text:p>1 060</text:p>
          </table:table-cell>
          <table:table-cell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673" calcext:value-type="float">
            <text:p>673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68" calcext:value-type="float">
            <text:p>468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39" calcext:value-type="float">
            <text:p>139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9979" calcext:value-type="float">
            <text:p>9 979</text:p>
          </table:table-cell>
          <table:table-cell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3166" calcext:value-type="float">
            <text:p>3 166</text:p>
          </table:table-cell>
          <table:table-cell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561" calcext:value-type="float">
            <text:p>561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72" calcext:value-type="float">
            <text:p>172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7133" calcext:value-type="float">
            <text:p>7 133</text:p>
          </table:table-cell>
          <table:table-cell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120" calcext:value-type="float">
            <text:p>2 120</text:p>
          </table:table-cell>
          <table:table-cell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276" calcext:value-type="float">
            <text:p>276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float" office:value="494" calcext:value-type="float">
            <text:p>494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id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Apprenti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  <table:table-cell/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ssurances</text:p>
          </table:table-cell>
          <table:table-cell table:style-name="ce7" office:value-type="string" calcext:value-type="string">
            <text:p>Stagiaires</text:p>
          </table:table-cell>
          <table:table-cell table:style-name="ce12" office:value-type="string" calcext:value-type="string">
            <text:p>s</text:p>
          </table:table-cell>
          <table:table-cell/>
        </table:table-row>
        <table:table-row table:style-name="ro2" table:number-rows-repeated="104512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7:50:37.638000000</dc:date>
    <dc:creator>Régis Arthaut</dc:creator>
    <meta:editing-duration>PT3M8S</meta:editing-duration>
    <meta:editing-cycles>1</meta:editing-cycles>
    <meta:document-statistic meta:table-count="1" meta:cell-count="17230" meta:object-count="0"/>
    <meta:generator>LibreOffice/6.4.7.2$Windows_X86_64 LibreOffice_project/639b8ac485750d5696d7590a72ef1b496725cfb5</meta:generator>
  </office:meta>
</office:document-meta>
</file>